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40" table:default-cell-style-name="Default"/>
        <table:table-row table:style-name="ro1">
          <table:table-cell office:value-type="string">
            <text:p>version</text:p>
          </table:table-cell>
          <table:table-cell office:value-type="string">
            <text:p>v2.6.0</text:p>
          </table:table-cell>
          <table:table-cell table:style-name="ce5" office:value-type="string">
            <text:p>v2.6.1</text:p>
          </table:table-cell>
          <table:table-cell table:style-name="ce5" office:value-type="string">
            <text:p>v2.6.2</text:p>
          </table:table-cell>
          <table:table-cell table:style-name="ce5" office:value-type="string">
            <text:p>v2.6.3</text:p>
          </table:table-cell>
          <table:table-cell table:style-name="ce5" office:value-type="string">
            <text:p>v2.6.4</text:p>
          </table:table-cell>
          <table:table-cell table:style-name="ce5" office:value-type="string">
            <text:p>v2.6.5</text:p>
          </table:table-cell>
          <table:table-cell table:style-name="ce5" office:value-type="string">
            <text:p>v2.6.6</text:p>
          </table:table-cell>
          <table:table-cell table:style-name="ce5" office:value-type="string">
            <text:p>v2.6.7</text:p>
          </table:table-cell>
          <table:table-cell table:style-name="ce5"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table:table-cell office:value-type="string">
            <text:p>11 – 3.2 sum</text:p>
          </table:table-cell>
        </table:table-row>
        <table:table-row table:style-name="ro1">
          <table:table-cell office:value-type="string">
            <text:p>date released</text:p>
          </table:table-cell>
          <table:table-cell table:style-name="ce5" office:value-type="date" office:date-value="2003-12-18">
            <text:p>12/18/03</text:p>
          </table:table-cell>
          <table:table-cell table:style-name="ce5" office:value-type="date" office:date-value="2004-01-09">
            <text:p>01/09/04</text:p>
          </table:table-cell>
          <table:table-cell table:style-name="ce5" office:value-type="date" office:date-value="2004-02-03">
            <text:p>02/03/04</text:p>
          </table:table-cell>
          <table:table-cell table:style-name="ce5" office:value-type="date" office:date-value="2004-02-17">
            <text:p>02/17/04</text:p>
          </table:table-cell>
          <table:table-cell table:style-name="ce5" office:value-type="date" office:date-value="2004-03-10">
            <text:p>03/10/04</text:p>
          </table:table-cell>
          <table:table-cell table:style-name="ce5" office:value-type="date" office:date-value="2004-04-03">
            <text:p>04/03/04</text:p>
          </table:table-cell>
          <table:table-cell table:style-name="ce5" office:value-type="date" office:date-value="2004-05-09">
            <text:p>05/09/04</text:p>
          </table:table-cell>
          <table:table-cell table:style-name="ce5" office:value-type="date" office:date-value="2004-06-15">
            <text:p>06/15/04</text:p>
          </table:table-cell>
          <table:table-cell table:style-name="ce5" office:value-type="date" office:date-value="2004-08-13">
            <text:p>08/13/04</text:p>
          </table:table-cell>
          <table:table-cell table:style-name="ce5" office:value-type="date" office:date-value="2004-10-18">
            <text:p>10/18/04</text:p>
          </table:table-cell>
          <table:table-cell table:style-name="ce5" office:value-type="date" office:date-value="2004-12-24">
            <text:p>12/24/04</text:p>
          </table:table-cell>
          <table:table-cell table:style-name="ce5" office:value-type="date" office:date-value="2005-03-02">
            <text:p>03/02/05</text:p>
          </table:table-cell>
          <table:table-cell table:style-name="ce5" office:value-type="date" office:date-value="2005-06-17">
            <text:p>06/17/05</text:p>
          </table:table-cell>
          <table:table-cell table:style-name="ce5" office:value-type="date" office:date-value="2005-08-28">
            <text:p>08/28/05</text:p>
          </table:table-cell>
          <table:table-cell table:style-name="ce5" office:value-type="date" office:date-value="2005-10-27">
            <text:p>10/27/05</text:p>
          </table:table-cell>
          <table:table-cell table:style-name="ce5" office:value-type="date" office:date-value="2006-01-02">
            <text:p>01/02/06</text:p>
          </table:table-cell>
          <table:table-cell table:style-name="ce5" office:value-type="date" office:date-value="2006-03-19">
            <text:p>03/19/06</text:p>
          </table:table-cell>
          <table:table-cell table:style-name="ce5" office:value-type="date" office:date-value="2006-06-17">
            <text:p>06/17/06</text:p>
          </table:table-cell>
          <table:table-cell table:style-name="ce5" office:value-type="date" office:date-value="2006-09-19">
            <text:p>09/19/06</text:p>
          </table:table-cell>
          <table:table-cell table:style-name="ce5" office:value-type="date" office:date-value="2006-11-29">
            <text:p>11/29/06</text:p>
          </table:table-cell>
          <table:table-cell table:style-name="ce5" office:value-type="date" office:date-value="2007-02-04">
            <text:p>02/04/07</text:p>
          </table:table-cell>
          <table:table-cell table:style-name="ce5" office:value-type="date" office:date-value="2007-04-25">
            <text:p>04/25/07</text:p>
          </table:table-cell>
          <table:table-cell table:style-name="ce5" office:value-type="date" office:date-value="2007-07-08">
            <text:p>07/08/07</text:p>
          </table:table-cell>
          <table:table-cell table:style-name="ce5" office:value-type="date" office:date-value="2007-10-09">
            <text:p>10/09/07</text:p>
          </table:table-cell>
          <table:table-cell table:style-name="ce5" office:value-type="date" office:date-value="2008-01-24">
            <text:p>01/24/08</text:p>
          </table:table-cell>
          <table:table-cell table:style-name="ce5" office:value-type="date" office:date-value="2008-04-16">
            <text:p>04/16/08</text:p>
          </table:table-cell>
          <table:table-cell table:style-name="ce5" office:value-type="date" office:date-value="2008-07-13">
            <text:p>07/13/08</text:p>
          </table:table-cell>
          <table:table-cell table:style-name="ce5" office:value-type="date" office:date-value="2008-10-09">
            <text:p>10/09/08</text:p>
          </table:table-cell>
          <table:table-cell table:style-name="ce5" office:value-type="date" office:date-value="2008-12-24">
            <text:p>12/24/08</text:p>
          </table:table-cell>
          <table:table-cell table:style-name="ce5" office:value-type="date" office:date-value="2009-03-23">
            <text:p>03/23/09</text:p>
          </table:table-cell>
          <table:table-cell table:style-name="ce5" office:value-type="date" office:date-value="2009-06-09">
            <text:p>06/09/09</text:p>
          </table:table-cell>
          <table:table-cell table:style-name="ce5" office:value-type="date" office:date-value="2009-09-09">
            <text:p>09/09/09</text:p>
          </table:table-cell>
          <table:table-cell table:style-name="ce5" office:value-type="date" office:date-value="2009-12-02">
            <text:p>12/02/09</text:p>
          </table:table-cell>
          <table:table-cell table:style-name="ce5" office:value-type="date" office:date-value="2010-02-24">
            <text:p>02/24/10</text:p>
          </table:table-cell>
          <table:table-cell table:style-name="ce5" office:value-type="date" office:date-value="2010-05-16">
            <text:p>05/16/10</text:p>
          </table:table-cell>
          <table:table-cell table:style-name="ce5" office:value-type="date" office:date-value="2010-08-01">
            <text:p>08/01/10</text:p>
          </table:table-cell>
          <table:table-cell table:style-name="ce5" office:value-type="date" office:date-value="2010-10-20">
            <text:p>10/20/10</text:p>
          </table:table-cell>
          <table:table-cell table:style-name="ce5" office:value-type="date" office:date-value="2011-01-04">
            <text:p>01/04/11</text:p>
          </table:table-cell>
          <table:table-cell table:style-name="ce5" office:value-type="date" office:date-value="2011-03-14">
            <text:p>03/14/11</text:p>
          </table:table-cell>
          <table:table-cell table:style-name="ce5" office:value-type="date" office:date-value="2011-05-18">
            <text:p>05/18/11</text:p>
          </table:table-cell>
          <table:table-cell table:style-name="ce5" office:value-type="date" office:date-value="2011-07-21">
            <text:p>07/21/11</text:p>
          </table:table-cell>
          <table:table-cell table:style-name="ce5" office:value-type="date" office:date-value="2011-10-24">
            <text:p>10/24/11</text:p>
          </table:table-cell>
          <table:table-cell table:style-name="ce5" office:value-type="date" office:date-value="2012-01-04">
            <text:p>01/04/12</text:p>
          </table:table-cell>
          <table:table-cell table:number-columns-repeated="8"/>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table:number-columns-repeated="8"/>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table-cell table:formula="of:=[.AN6]-[.S6]" office:value-type="float" office:value="6618628">
            <text:p>6618628</text:p>
          </table:table-cell>
        </table:table-row>
        <table:table-row table:style-name="ro1">
          <table:table-cell table:number-columns-repeated="52"/>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table:number-columns-repeated="8"/>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table:number-columns-repeated="8"/>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table:number-columns-repeated="8"/>
        </table:table-row>
        <table:table-row table:style-name="ro1">
          <table:table-cell table:number-columns-repeated="52"/>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21">
            <text:p>221</text:p>
          </table:table-cell>
          <table:table-cell office:value-type="float" office:value="212">
            <text:p>212</text:p>
          </table:table-cell>
          <table:table-cell office:value-type="float" office:value="226">
            <text:p>226</text:p>
          </table:table-cell>
          <table:table-cell table:number-columns-repeated="4"/>
          <table:table-cell office:value-type="float" office:value="355">
            <text:p>355</text:p>
          </table:table-cell>
          <table:table-cell office:value-type="float" office:value="463">
            <text:p>463</text:p>
          </table:table-cell>
          <table:table-cell table:number-columns-repeated="2"/>
        </table:table-row>
        <table:table-row table:style-name="ro1" table:number-rows-repeated="2">
          <table:table-cell table:number-columns-repeated="52"/>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table-cell table:formula="of:=[.AT16]/24" office:value-type="float" office:value="5.50927010148322">
            <text:p>5.51</text:p>
          </table:table-cell>
          <table:table-cell table:formula="of:=[.AU16]/24" office:value-type="float" office:value="3.92725950172759">
            <text:p>3.93</text:p>
          </table:table-cell>
          <table:table-cell table:formula="of:=[.AV16]/24" office:value-type="float" office:value="5.77600541376643">
            <text:p>5.78</text:p>
          </table:table-cell>
          <table:table-cell table:formula="of:=[.AW16]/24" office:value-type="float" office:value="5.4416295471418">
            <text:p>5.44</text:p>
          </table:table-cell>
          <table:table-cell table:formula="of:=[.AX16]/24" office:value-type="float" office:value="5.63979526551504">
            <text:p>5.64</text:p>
          </table:table-cell>
          <table:table-cell/>
          <table:table-cell table:formula="of:=[.AZ16]/24" office:value-type="float" office:value="4.54779478767997">
            <text:p>4.55</text:p>
          </table:table-cell>
        </table:table-row>
        <table:table-row table:style-name="ro1">
          <table:table-cell table:number-columns-repeated="52"/>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6"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number-columns-repeated="8"/>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number-columns-repeated="8"/>
        </table:table-row>
        <table:table-row table:style-name="ro1">
          <table:table-cell table:number-columns-repeated="52"/>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table-cell table:formula="of:=[.AT22]/24" office:value-type="float" office:value="483.045277127244">
            <text:p>483.05</text:p>
          </table:table-cell>
          <table:table-cell table:formula="of:=[.AU22]/24" office:value-type="float" office:value="289.404482633206">
            <text:p>289.4</text:p>
          </table:table-cell>
          <table:table-cell table:formula="of:=[.AV22]/24" office:value-type="float" office:value="411.731728538283">
            <text:p>411.73</text:p>
          </table:table-cell>
          <table:table-cell table:formula="of:=[.AW22]/24" office:value-type="float" office:value="401.008723088344">
            <text:p>401.01</text:p>
          </table:table-cell>
          <table:table-cell table:formula="of:=[.AX22]/24" office:value-type="float" office:value="512.748866213152">
            <text:p>512.75</text:p>
          </table:table-cell>
          <table:table-cell/>
          <table:table-cell table:formula="of:=[.AZ22]/24" office:value-type="float" office:value="333.886527246218">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office:forms form:automatic-focus="false" form:apply-design-mode="false"/>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6:18: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40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82</meta:editing-cycles>
    <meta:editing-duration>P1DT5H13M56S</meta:editing-duration>
    <dc:date>2012-02-07T16:18:36</dc:date>
    <dc:creator>Greg KH</dc:creator>
    <meta:document-statistic meta:table-count="33" meta:cell-count="3940" meta:object-count="0"/>
    <meta:user-defined meta:name="Info 1"/>
    <meta:user-defined meta:name="Info 2"/>
    <meta:user-defined meta:name="Info 3"/>
    <meta:user-defined meta:name="Info 4"/>
  </office:meta>
</office:document-meta>
</file>